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cm" svg:stroke-color="#3465a4" draw:marker-start-width="0.05cm" draw:marker-end-width="0.05cm" draw:textarea-horizontal-align="justify" draw:textarea-vertical-align="top" draw:auto-grow-height="true" fo:min-height="0cm" fo:min-width="0cm" fo:padding-top="0.125cm" fo:padding-bottom="0.125cm" fo:padding-left="0.25cm" fo:padding-right="0.25cm"/>
    </style:style>
    <style:style style:name="gr2" style:family="graphic" style:parent-style-name="standard">
      <style:graphic-properties svg:stroke-width="0.1cm" svg:stroke-color="#3465a4" draw:marker-start-width="0.65cm" draw:marker-end-width="0.65cm" draw:textarea-horizontal-align="justify" draw:textarea-vertical-align="middle" draw:auto-grow-height="false" fo:min-height="1.086cm" fo:min-width="6.3cm" fo:padding-top="0.175cm" fo:padding-bottom="0.175cm" fo:padding-left="0.3cm" fo:padding-right="0.3cm"/>
    </style:style>
    <style:style style:name="gr3" style:family="graphic" style:parent-style-name="standard">
      <style:graphic-properties fo:min-height="0cm" fo:min-width="0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fill-color="#fff9ae" fo:min-height="0cm" fo:min-width="0cm"/>
    </style:style>
    <style:style style:name="gr6" style:family="graphic" style:parent-style-name="standard">
      <style:graphic-properties draw:stroke="none" svg:stroke-color="#000000" draw:fill="none" draw:fill-color="#ffffff" fo:min-height="0.712cm"/>
    </style:style>
    <style:style style:name="gr7" style:family="graphic" style:parent-style-name="standard">
      <style:graphic-properties draw:stroke="solid" svg:stroke-color="#000000" draw:fill="none" draw:fill-color="#ffffff" fo:min-height="1.782cm"/>
    </style:style>
    <style:style style:name="P1" style:family="paragraph">
      <style:paragraph-properties fo:margin-left="0.2cm" fo:margin-right="0cm" fo:margin-top="0.101cm" fo:margin-bottom="0.101cm" fo:text-align="start" fo:text-indent="0cm"/>
    </style:style>
    <style:style style:name="P2" style:family="paragraph">
      <style:paragraph-properties fo:margin-left="0.2cm" fo:margin-right="0cm" fo:margin-top="0.101cm" fo:margin-bottom="0.101cm" fo:text-indent="0cm"/>
    </style:style>
    <style:style style:name="P3" style:family="paragraph">
      <style:paragraph-properties fo:margin-left="1cm" fo:margin-right="0cm" fo:margin-top="0.101cm" fo:margin-bottom="0.101cm" fo:text-align="start" fo:text-indent="0cm"/>
      <style:text-properties fo:font-size="18pt" style:font-size-asian="18pt" style:font-size-complex="18pt"/>
    </style:style>
    <style:style style:name="P4" style:family="paragraph">
      <style:paragraph-properties fo:margin-left="1cm" fo:margin-right="0cm" fo:margin-top="0.101cm" fo:margin-bottom="0.101cm" fo:text-indent="0cm"/>
    </style:style>
    <style:style style:name="P5" style:family="paragraph">
      <style:paragraph-properties fo:margin-left="1cm" fo:margin-right="0cm" fo:margin-top="0.101cm" fo:margin-bottom="0.101cm" fo:text-align="start" fo:text-indent="0cm"/>
    </style:style>
    <style:style style:name="P6" style:family="paragraph">
      <style:paragraph-properties fo:margin-left="0.2cm" fo:margin-right="0cm" fo:margin-top="0.101cm" fo:margin-bottom="0.101cm" fo:text-align="start" fo:text-indent="0cm"/>
      <style:text-properties fo:font-weight="normal"/>
    </style:style>
    <style:style style:name="P7" style:family="paragraph">
      <loext:graphic-properties draw:fill="none"/>
      <style:paragraph-properties fo:text-align="center"/>
      <style:text-properties style:text-underline-style="solid" style:text-underline-width="auto" style:text-underline-color="font-color"/>
    </style:style>
    <style:style style:name="P8" style:family="paragraph">
      <style:text-properties fo:font-size="16pt" style:font-size-asian="16pt" style:font-size-complex="16pt"/>
    </style:style>
    <style:style style:name="P9" style:family="paragraph">
      <loext:graphic-properties draw:fill-color="#fff9ae"/>
    </style:style>
    <style:style style:name="P10" style:family="paragraph">
      <loext:graphic-properties draw:fill="none"/>
      <style:paragraph-properties fo:text-align="center"/>
      <style:text-properties style:text-underline-style="none"/>
    </style:style>
    <style:style style:name="P11" style:family="paragraph">
      <loext:graphic-properties draw:fill="none" draw:fill-color="#ffffff"/>
      <style:text-properties style:text-underline-style="none"/>
    </style:style>
    <style:style style:name="T1" style:family="text">
      <style:text-properties style:font-name="Liberation Sans" fo:font-size="18pt" style:letter-kerning="true" style:font-name-asian="Noto Sans CJK SC Regular" style:font-size-asian="18pt" style:font-name-complex="Lohit Devanagari" style:font-size-complex="18pt"/>
    </style:style>
    <style:style style:name="T2" style:family="text">
      <style:text-properties fo:font-size="18pt" fo:font-weight="normal" style:font-size-asian="18pt" style:font-size-complex="18pt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font-name="Liberation Sans1" style:font-name-asian="Liberation Sans1" style:font-name-complex="Liberation Sans1"/>
    </style:style>
    <style:style style:name="T5" style:family="text">
      <style:text-properties style:font-name="Liberation Sans" style:font-name-asian="Liberation Sans1" style:font-name-complex="Liberation Sans1"/>
    </style:style>
    <style:style style:name="T6" style:family="text">
      <style:text-properties fo:color="#ce181e" fo:font-size="14pt" style:font-size-asian="14pt" style:font-size-complex="14pt"/>
    </style:style>
    <style:style style:name="T7" style:family="text">
      <style:text-properties fo:font-size="16pt" style:font-size-asian="16pt" style:font-size-complex="16pt"/>
    </style:style>
    <style:style style:name="T8" style:family="text">
      <style:text-properties style:font-name="Liberation Sans1" fo:font-size="16pt" style:font-name-asian="Liberation Sans1" style:font-size-asian="16pt" style:font-name-complex="Liberation Sans1" style:font-size-complex="16pt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Noto Sans CJK SC Regular" style:font-size-asian="16pt" style:font-style-asian="normal" style:font-weight-asian="normal" style:font-name-complex="Lohit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ce181e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Noto Sans CJK SC Regular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 Regular" style:font-size-asian="10pt" style:font-style-asian="normal" style:font-weight-asian="normal" style:font-name-complex="Lohit Devanagari" style:font-size-complex="1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name="Forma1" draw:style-name="gr1" draw:text-style-name="P3" xml:id="id1" draw:id="id1" draw:layer="layout" svg:width="3.331cm" svg:height="1.774cm" svg:x="2.985cm" svg:y="5.651cm">
          <text:p text:style-name="P1"><text:span text:style-name="T1">N = 5</text:span></text:p>
          <text:p text:style-name="P2"><text:span text:style-name="T1">suma = 0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name="Forma1" draw:style-name="gr2" draw:text-style-name="P3" xml:id="id2" draw:id="id2" draw:layer="layout" svg:width="6.9cm" svg:height="1.436cm" svg:x="1.2cm" svg:y="9.72cm">
          <text:p text:style-name="P4"><text:span text:style-name="T1">suma = N*(N+1)/2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name="Forma1" draw:style-name="gr3" draw:text-style-name="P5" xml:id="id3" draw:id="id3" draw:layer="layout" svg:width="3.263cm" svg:height="0.962cm" svg:x="3.019cm" svg:y="13.857cm">
          <text:p text:style-name="P2"><text:span text:style-name="T1">N = </text:span>N<text:span text:style-name="T1"> - 1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name="Forma1" draw:style-name="gr3" draw:text-style-name="P6" xml:id="id11" draw:id="id11" draw:layer="layout" svg:width="1.583cm" svg:height="0.962cm" svg:x="3.859cm" svg:y="16.794cm">
          <text:p text:style-name="P1"><text:span text:style-name="T2">Fin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4" draw:text-style-name="P7" draw:layer="layout" draw:type="line" svg:x1="4.651cm" svg:y1="7.425cm" svg:x2="4.651cm" svg:y2="7.425cm" draw:start-shape="id1" draw:start-glue-point="6" draw:end-shape="id1" draw:end-glue-point="6" svg:d="M4651 7425z" svg:viewBox="0 0 1 1">
          <text:p/>
        </draw:connector>
        <draw:connector draw:style-name="gr4" draw:text-style-name="P7" draw:layer="layout" draw:type="line" svg:x1="4.7cm" svg:y1="7.305cm" svg:x2="4.65cm" svg:y2="9.72cm" draw:end-shape="id2" draw:end-glue-point="4" svg:d="M4700 7305l-50 2415" svg:viewBox="0 0 51 2416">
          <text:p/>
        </draw:connector>
        <draw:connector draw:style-name="gr4" draw:text-style-name="P7" draw:layer="layout" draw:type="line" svg:x1="4.652cm" svg:y1="11.205cm" svg:x2="4.651cm" svg:y2="13.857cm" draw:end-shape="id3" draw:end-glue-point="4" svg:d="M4652 11205l-1 2652" svg:viewBox="0 0 2 2653">
          <text:p/>
        </draw:connector>
        <draw:custom-shape draw:style-name="gr3" draw:layer="layout" svg:width="3.922cm" svg:height="3.095cm" svg:x="12.046cm" svg:y="3.886cm">
          <text:p>M[N] ←5</text:p>
          <text:p><text:span text:style-name="T3">M[suma]</text:span>←0</text:p>
          <text:p>M[uno]<text:span text:style-name="T4">←</text:span><text:span text:style-name="T5">1</text:span></text:p>
          <text:p><text:span text:style-name="T5">M[dos]</text:span><text:span text:style-name="T4">←</text:span><text:span text:style-name="T5">2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8" xml:id="id9" draw:id="id9" draw:layer="layout" svg:width="5.022cm" svg:height="1.756cm" svg:x="11.447cm" svg:y="11.356cm">
          <text:p><text:span text:style-name="T6">(2)</text:span><text:span text:style-name="T7">AC</text:span><text:span text:style-name="T8">≥</text:span><text:span text:style-name="T7">0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3" draw:layer="layout" svg:width="5.323cm" svg:height="2.216cm" svg:x="11.294cm" svg:y="7.933cm">
          <text:p><text:span text:style-name="T3"><text:s text:c="4"/></text:span><text:span text:style-name="T9">AC←</text:span><text:span text:style-name="T7">M[</text:span><text:span text:style-name="T7">N]</text:span></text:p>
          <text:p><text:span text:style-name="T9"><text:s/></text:span><text:span text:style-name="T10">(1)</text:span><text:span text:style-name="T9">AC</text:span><text:span text:style-name="T7">←</text:span><text:span text:style-name="T7">AC/M[d</text:span><text:span text:style-name="T7">os]</text:span></text:p>
          <text:p><text:span text:style-name="T9"><text:s text:c="5"/></text:span><text:span text:style-name="T9">AC</text:span><text:span text:style-name="T7">←A</text:span><text:span text:style-name="T7">C-</text:span><text:span text:style-name="T7">M[uno]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5" draw:text-style-name="P9" xml:id="id8" draw:id="id8" draw:layer="layout" svg:width="5.282cm" svg:height="0.962cm" svg:x="14.4cm" svg:y="13.894cm">
          <text:p><text:span text:style-name="T3"><text:s/></text:span><text:span text:style-name="T9">suma=(N/2)*(N+1)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5" draw:text-style-name="P9" xml:id="id7" draw:id="id7" draw:layer="layout" svg:width="5.654cm" svg:height="0.962cm" svg:x="7.577cm" svg:y="13.894cm">
          <text:p><text:span text:style-name="T3"><text:s/></text:span><text:span text:style-name="T9">suma=((N+1)/2)*(N)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xml:id="id4" draw:id="id4" draw:layer="layout" svg:width="4.685cm" svg:height="2.132cm" svg:x="8.063cm" svg:y="16.17cm">
          <text:p><text:span text:style-name="T9">impar:</text:span></text:p>
          <text:p><text:span text:style-name="T9">AC←M[N]</text:span></text:p>
          <text:p><text:span text:style-name="T9">AC←AC+M[uno]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xml:id="id6" draw:id="id6" draw:layer="layout" svg:width="3.038cm" svg:height="1.505cm" svg:x="15.522cm" svg:y="16.483cm">
          <text:p><text:span text:style-name="T9">par:</text:span></text:p>
          <text:p><text:span text:style-name="T9">AC←M[N]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xml:id="id5" draw:id="id5" draw:layer="layout" svg:width="5.282cm" svg:height="3.386cm" svg:x="11.317cm" svg:y="18.724cm">
          <text:p><text:span text:style-name="T10">(3)</text:span><text:span text:style-name="T9">AR←AC/2</text:span></text:p>
          <text:p><text:span text:style-name="T9"><text:s text:c="3"/></text:span><text:span text:style-name="T9">AC←AR</text:span></text:p>
          <text:p><text:span text:style-name="T10">(4)</text:span><text:span text:style-name="T9">AC←AC*M[N]</text:span></text:p>
          <text:p><text:span text:style-name="T9"><text:s text:c="4"/></text:span><text:span text:style-name="T9">M[suma]←AC</text:span></text:p>
          <text:p><text:span text:style-name="T9"><text:s text:c="4"/></text:span><text:span text:style-name="T9">M[suma+1]←AR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line draw:style-name="gr4" draw:text-style-name="P10" draw:layer="layout" svg:x1="14cm" svg:y1="7.056cm" svg:x2="14cm" svg:y2="7.856cm">
          <text:p/>
        </draw:line>
        <draw:line draw:style-name="gr4" draw:text-style-name="P10" draw:layer="layout" svg:x1="14cm" svg:y1="10.156cm" svg:x2="14cm" svg:y2="11.356cm">
          <text:p/>
        </draw:line>
        <draw:connector draw:style-name="gr4" draw:text-style-name="P10" draw:layer="layout" svg:x1="10.406cm" svg:y1="18.302cm" svg:x2="11.317cm" svg:y2="20.417cm" draw:start-shape="id4" draw:start-glue-point="6" draw:end-shape="id5" draw:end-glue-point="5" svg:d="M10406 18302v2115h911" svg:viewBox="0 0 912 2116">
          <text:p/>
        </draw:connector>
        <draw:connector draw:style-name="gr4" draw:text-style-name="P10" draw:layer="layout" svg:x1="17.041cm" svg:y1="17.988cm" svg:x2="16.599cm" svg:y2="20.417cm" draw:start-shape="id6" draw:start-glue-point="6" draw:end-shape="id5" draw:end-glue-point="7" svg:d="M17041 17988v2429h-442" svg:viewBox="0 0 443 2430">
          <text:p/>
        </draw:connector>
        <draw:connector draw:style-name="gr4" draw:text-style-name="P10" draw:layer="layout" svg:x1="10.404cm" svg:y1="14.856cm" svg:x2="10.406cm" svg:y2="16.17cm" draw:start-shape="id7" draw:start-glue-point="6" draw:end-shape="id4" draw:end-glue-point="4" svg:d="M10404 14856v658h2v656" svg:viewBox="0 0 3 1315">
          <text:p/>
        </draw:connector>
        <draw:connector draw:style-name="gr4" draw:text-style-name="P10" draw:layer="layout" svg:x1="17.041cm" svg:y1="14.856cm" svg:x2="17.041cm" svg:y2="16.483cm" draw:start-shape="id8" draw:start-glue-point="6" draw:end-shape="id6" draw:end-glue-point="4" svg:d="M17041 14856v1627" svg:viewBox="0 0 1 1628">
          <text:p/>
        </draw:connector>
        <draw:connector draw:style-name="gr4" draw:text-style-name="P10" draw:layer="layout" svg:x1="11.447cm" svg:y1="12.234cm" svg:x2="10.404cm" svg:y2="13.894cm" draw:start-shape="id9" draw:start-glue-point="5" draw:end-shape="id7" draw:end-glue-point="4" svg:d="M11447 12234h-1043v1660" svg:viewBox="0 0 1044 1661">
          <text:p/>
        </draw:connector>
        <draw:connector draw:style-name="gr4" draw:text-style-name="P10" draw:layer="layout" svg:x1="16.469cm" svg:y1="12.234cm" svg:x2="17.041cm" svg:y2="13.894cm" draw:start-shape="id9" draw:start-glue-point="7" draw:end-shape="id8" svg:d="M16469 12234h572v1660" svg:viewBox="0 0 573 1661">
          <text:p/>
        </draw:connector>
        <draw:custom-shape draw:style-name="gr3" xml:id="id10" draw:id="id10" draw:layer="layout" svg:width="1.662cm" svg:height="0.878cm" svg:x="13.138cm" svg:y="23cm">
          <text:p><text:span text:style-name="T9">Stop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4" draw:text-style-name="P10" draw:layer="layout" svg:x1="13.958cm" svg:y1="22.11cm" svg:x2="13.969cm" svg:y2="23cm" draw:start-shape="id5" draw:start-glue-point="6" draw:end-shape="id10" draw:end-glue-point="4" svg:d="M13958 22110v446h11v444" svg:viewBox="0 0 12 891">
          <text:p/>
        </draw:connector>
        <draw:frame draw:style-name="gr6" draw:text-style-name="P11" draw:layer="layout" svg:width="1.6cm" svg:height="0.962cm" svg:x="16.1cm" svg:y="11.256cm">
          <draw:text-box>
            <text:p>No</text:p>
          </draw:text-box>
        </draw:frame>
        <draw:frame draw:style-name="gr6" draw:text-style-name="P11" draw:layer="layout" svg:width="1.6cm" svg:height="0.962cm" svg:x="10.1cm" svg:y="11.256cm">
          <draw:text-box>
            <text:p>Sí</text:p>
          </draw:text-box>
        </draw:frame>
        <draw:connector draw:style-name="gr4" draw:text-style-name="P10" draw:layer="layout" svg:x1="4.651cm" svg:y1="14.819cm" svg:x2="4.651cm" svg:y2="16.794cm" draw:start-shape="id3" draw:start-glue-point="6" draw:end-shape="id11" draw:end-glue-point="4" svg:d="M4651 14819v1975" svg:viewBox="0 0 1 1976">
          <text:p/>
        </draw:connector>
        <draw:frame draw:style-name="gr7" draw:text-style-name="P11" draw:layer="layout" svg:width="13cm" svg:height="2.032cm" svg:x="6.5cm" svg:y="25cm">
          <draw:text-box>
            <text:p><text:span text:style-name="T11">(1) El resto de la división se </text:span><text:span text:style-name="T11">carga en AC </text:span></text:p>
            <text:p><text:span text:style-name="T11">(2) AC&gt;0 </text:span><text:span text:style-name="T11">:PC←PC+impar/PC+par</text:span></text:p>
            <text:p><text:span text:style-name="T11">(3) El resto de la división es </text:span><text:span text:style-name="T11">cero</text:span></text:p>
            <text:p><text:span text:style-name="T11">(4) El resultado de la </text:span><text:span text:style-name="T11">multiplicación <text:s/>tiene doble </text:span><text:span text:style-name="T11">tamaño que los multiplicando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13T09:51:45.996188700</meta:creation-date>
    <dc:date>2018-09-23T09:42:28.145258904</dc:date>
    <meta:editing-duration>PT17M47S</meta:editing-duration>
    <meta:editing-cycles>13</meta:editing-cycles>
    <meta:generator>LibreOffice/6.0.3.2$Linux_X86_64 LibreOffice_project/00m0$Build-2</meta:generator>
    <meta:document-statistic meta:object-count="29"/>
  </office:meta>
</office:document-meta>
</file>